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fo:break-after="page"/>
    </style:style>
    <style:style style:name="T1" style:family="table-row">
      <style:table-row-properties fo:break-before="page"/>
    </style:style>
    <style:style style:name="Table1.A1" style:family="table-cell">
      <style:table-cell-properties fo:border="0.0007in solid #000000"/>
    </style:style>
  </office:automatic-styles>
  <office:body>
    <office:text>
      <text:p>this is an example that insert a page break before and after the table row.</text:p>
      <table:table table:name="Table1">
        <table:table-column table:number-columns-repeated="3"/>
        <table:table-row table:number-rows-repeated="2" table:style-name="T1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number-rows-repeated="2" table:style-name="T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